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recatedBeanWarner.setLoggerName( String logg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recatedBeanWarner.isLo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recatedBeanWarner.writeTo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recatedBeanWarner.postProcessBeanFactory( ConfigurableListableBeanFactory beanFa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precatedBeanWarner.logDeprecatedBean( String beanName , Class &lt; ? &gt; beanType , BeanDefinition bean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